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daa2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COUNTIF([.D4:.D100];1)" office:value-type="float" office:value="5" calcext:value-type="float">
            <text:p>5</text:p>
          </table:table-cell>
          <table:table-cell table:formula="of:=COUNTIF([.E4:.E100];1)" office:value-type="float" office:value="2" calcext:value-type="float">
            <text:p>2</text:p>
          </table:table-cell>
          <table:table-cell table:formula="of:=COUNTIF([.F4:.F100];1)" office:value-type="float" office:value="3" calcext:value-type="float">
            <text:p>3</text:p>
          </table:table-cell>
          <table:table-cell table:formula="of:=COUNTIF([.G4:.G100];1)" office:value-type="float" office:value="4" calcext:value-type="float">
            <text:p>4</text:p>
          </table:table-cell>
          <table:table-cell table:formula="of:=COUNTIF([.H4:.H100];1)" office:value-type="float" office:value="3" calcext:value-type="float">
            <text:p>3</text:p>
          </table:table-cell>
          <table:table-cell table:formula="of:=COUNTIF([.I4:.I100];1)" office:value-type="float" office:value="5" calcext:value-type="float">
            <text:p>5</text:p>
          </table:table-cell>
          <table:table-cell table:formula="of:=COUNTIF([.J4:.J100];1)" office:value-type="float" office:value="2" calcext:value-type="float">
            <text:p>2</text:p>
          </table:table-cell>
          <table:table-cell table:formula="of:=COUNTIF([.K4:.K100];1)" office:value-type="float" office:value="1" calcext:value-type="float">
            <text:p>1</text:p>
          </table:table-cell>
          <table:table-cell table:formula="of:=COUNTIF([.L4:.L100];1)" office:value-type="float" office:value="5" calcext:value-type="float">
            <text:p>5</text:p>
          </table:table-cell>
          <table:table-cell table:formula="of:=COUNTIF([.M4:.M100];1)" office:value-type="float" office:value="8" calcext:value-type="float">
            <text:p>8</text:p>
          </table:table-cell>
          <table:table-cell table:formula="of:=COUNTIF([.N4:.N100];1)" office:value-type="float" office:value="1" calcext:value-type="float">
            <text:p>1</text:p>
          </table:table-cell>
          <table:table-cell table:formula="of:=COUNTIF([.O4:.O100];1)" office:value-type="float" office:value="6" calcext:value-type="float">
            <text:p>6</text:p>
          </table:table-cell>
          <table:table-cell table:formula="of:=COUNTIF([.P4:.P100];1)" office:value-type="float" office:value="4" calcext:value-type="float">
            <text:p>4</text:p>
          </table:table-cell>
          <table:table-cell table:formula="of:=COUNTIF([.Q4:.Q100];1)" office:value-type="float" office:value="1" calcext:value-type="float">
            <text:p>1</text:p>
          </table:table-cell>
          <table:table-cell table:formula="of:=COUNTIF([.R4:.R100];1)" office:value-type="float" office:value="3" calcext:value-type="float">
            <text:p>3</text:p>
          </table:table-cell>
          <table:table-cell table:formula="of:=COUNTIF([.S4:.S100];1)" office:value-type="float" office:value="7" calcext:value-type="float">
            <text:p>7</text:p>
          </table:table-cell>
          <table:table-cell table:formula="of:=COUNTIF([.T4:.T100];1)" office:value-type="float" office:value="5" calcext:value-type="float">
            <text:p>5</text:p>
          </table:table-cell>
          <table:table-cell table:formula="of:=COUNTIF([.U4:.U100];1)" office:value-type="float" office:value="3" calcext:value-type="float">
            <text:p>3</text:p>
          </table:table-cell>
          <table:table-cell table:formula="of:=COUNTIF([.V4:.V100];1)" office:value-type="float" office:value="2" calcext:value-type="float">
            <text:p>2</text:p>
          </table:table-cell>
          <table:table-cell table:formula="of:=COUNTIF([.W4:.W100];1)" office:value-type="float" office:value="7" calcext:value-type="float">
            <text:p>7</text:p>
          </table:table-cell>
          <table:table-cell table:formula="of:=COUNTIF([.X4:.X100];1)" office:value-type="float" office:value="4" calcext:value-type="float">
            <text:p>4</text:p>
          </table:table-cell>
          <table:table-cell table:formula="of:=COUNTIF([.Y4:.Y100];1)" office:value-type="float" office:value="4" calcext:value-type="float">
            <text:p>4</text:p>
          </table:table-cell>
          <table:table-cell table:formula="of:=COUNTIF([.Z4:.Z100];1)" office:value-type="float" office:value="10" calcext:value-type="float">
            <text:p>10</text:p>
          </table:table-cell>
          <table:table-cell table:formula="of:=COUNTIF([.AA4:.AA100];1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4:.AA4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IF([.D5:.AA5];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6:.AA6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7:.AA7]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8:.AA8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9:.AA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0:.AA10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1:.AA1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2:.AA1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3:.AA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14:.AA14]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5:.AA1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6:.AA16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7:.AA1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8:.AA18];1)" office:value-type="float" office:value="3" calcext:value-type="float">
            <text:p>3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ArcCorp Mining Area 157" calcext:value-type="string">
            <text:p>ArcCorp 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ArcCorp Mining Area 141" calcext:value-type="string">
            <text:p>ArcCorp Mining Area 141</text:p>
          </table:table-cell>
          <table:table-cell table:style-name="ce6" table:formula="of:=[.B9]" office:value-type="string" office:string-value="Harvest Hydroponics" calcext:value-type="string">
            <text:p>Harvest Hydroponics</text:p>
          </table:table-cell>
          <table:table-cell table:style-name="ce7" table:formula="of:=[.B10]" office:value-type="string" office:string-value="Hickers Research Outpost" calcext:value-type="string">
            <text:p>Hickers Research Outpost</text:p>
          </table:table-cell>
          <table:table-cell table:style-name="ce7" table:formula="of:=[.B11]" office:value-type="string" office:string-value="Terra Mills HydroFarm" calcext:value-type="string">
            <text:p>Terra Mills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" calcext:value-type="float">
            <text:p>2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" calcext:value-type="float">
            <text:p>6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5" calcext:value-type="float">
            <text:p>365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86" calcext:value-type="float">
            <text:p>86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" calcext:value-type="float">
            <text:p>6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" calcext:value-type="float">
            <text:p>7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" calcext:value-type="float">
            <text:p>5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" calcext:value-type="float">
            <text:p>5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" calcext:value-type="float">
            <text:p>2</text:p>
          </table:table-cell>
          <table:table-cell table:formula="of:=[.$T8]" office:value-type="float" office:value="3" calcext:value-type="float">
            <text:p>3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office:value-type="float" office:value="1.7" calcext:value-type="float">
            <text:p>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13" calcext:value-type="float">
            <text:p>13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11.63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)" office:value-type="float" office:value="29" calcext:value-type="float">
            <text:p>29</text:p>
          </table:table-cell>
          <table:table-cell table:formula="of:=ROUND(18)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89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ArcCorp Mining Area 157" calcext:value-type="string">
            <text:p>ArcCorp 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5:.AA5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)" office:value-type="float" office:value="1" calcext:value-type="float">
            <text:p>1</text:p>
          </table:table-cell>
          <table:table-cell table:formula="of:=ROUND(9.79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4.55)" office:value-type="float" office:value="15" calcext:value-type="float">
            <text:p>15</text:p>
          </table:table-cell>
          <table:table-cell/>
          <table:table-cell table:formula="of:=COUNTIF([.D6:.AA6];&quot;&gt;0&quot;)" office:value-type="float" office:value="9" calcext:value-type="float">
            <text:p>9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5.72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formula="of:=ROUND(1.3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3.74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ArcCorp Mining Area 141" calcext:value-type="string">
            <text:p>ArcCorp 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ponics" calcext:value-type="string">
            <text:p>Harvest Hydroponics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 Outpost" calcext:value-type="string">
            <text:p>Hickers Research Outpost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Mills HydroFarm" calcext:value-type="string">
            <text:p>Terra Mills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6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3]" office:value-type="float" office:value="0" calcext:value-type="float">
            <text:p>0</text:p>
          </table:table-cell>
          <table:table-cell table:formula="of:=[Prices.B3]" office:value-type="string" office:string-value="Port Olisar" calcext:value-type="string">
            <text:p>Port Olisar</text:p>
          </table:table-cell>
          <table:table-cell table:formula="of:=[Prices.C3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4]" office:value-type="float" office:value="1" calcext:value-type="float">
            <text:p>1</text:p>
          </table:table-cell>
          <table:table-cell table:formula="of:=[Prices.B4]" office:value-type="string" office:string-value="Grim Hex" calcext:value-type="string">
            <text:p>Grim Hex</text:p>
          </table:table-cell>
          <table:table-cell table:formula="of:=[Prices.C4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5]" office:value-type="float" office:value="2" calcext:value-type="float">
            <text:p>2</text:p>
          </table:table-cell>
          <table:table-cell table:formula="of:=[Prices.B5]" office:value-type="string" office:string-value="ArcCorp Mining Area 157" calcext:value-type="string">
            <text:p>ArcCorp Mining Area 157</text:p>
          </table:table-cell>
          <table:table-cell table:formula="of:=[Prices.C5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6]" office:value-type="float" office:value="3" calcext:value-type="float">
            <text:p>3</text:p>
          </table:table-cell>
          <table:table-cell table:formula="of:=[Prices.B6]" office:value-type="string" office:string-value="Jumptown" calcext:value-type="string">
            <text:p>Jumptown</text:p>
          </table:table-cell>
          <table:table-cell table:formula="of:=[Prices.C6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7]" office:value-type="float" office:value="4" calcext:value-type="float">
            <text:p>4</text:p>
          </table:table-cell>
          <table:table-cell table:formula="of:=[Prices.B7]" office:value-type="string" office:string-value="Kudre Ore" calcext:value-type="string">
            <text:p>Kudre Ore</text:p>
          </table:table-cell>
          <table:table-cell table:formula="of:=[Prices.C7]" office:value-type="string" office:string-value="Daymar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8]" office:value-type="float" office:value="5" calcext:value-type="float">
            <text:p>5</text:p>
          </table:table-cell>
          <table:table-cell table:formula="of:=[Prices.B8]" office:value-type="string" office:string-value="ArcCorp Mining Area 141" calcext:value-type="string">
            <text:p>ArcCorp Mining Area 141</text:p>
          </table:table-cell>
          <table:table-cell table:formula="of:=[Prices.C8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9]" office:value-type="float" office:value="6" calcext:value-type="float">
            <text:p>6</text:p>
          </table:table-cell>
          <table:table-cell table:formula="of:=[Prices.B9]" office:value-type="string" office:string-value="Harvest Hydroponics" calcext:value-type="string">
            <text:p>Harvest Hydroponics</text:p>
          </table:table-cell>
          <table:table-cell table:formula="of:=[Prices.C9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0]" office:value-type="float" office:value="7" calcext:value-type="float">
            <text:p>7</text:p>
          </table:table-cell>
          <table:table-cell table:formula="of:=[Prices.B10]" office:value-type="string" office:string-value="Hickers Research Outpost" calcext:value-type="string">
            <text:p>Hickers Research Outpost</text:p>
          </table:table-cell>
          <table:table-cell table:formula="of:=[Prices.C10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1]" office:value-type="float" office:value="8" calcext:value-type="float">
            <text:p>8</text:p>
          </table:table-cell>
          <table:table-cell table:formula="of:=[Prices.B11]" office:value-type="string" office:string-value="Terra Mills HydroFarm" calcext:value-type="string">
            <text:p>Terra Mills HydroFarm</text:p>
          </table:table-cell>
          <table:table-cell table:formula="of:=[Price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2]" office:value-type="float" office:value="9" calcext:value-type="float">
            <text:p>9</text:p>
          </table:table-cell>
          <table:table-cell table:formula="of:=[Prices.B12]" office:value-type="string" office:string-value="HDMS-Han" calcext:value-type="string">
            <text:p>HDMS-Han</text:p>
          </table:table-cell>
          <table:table-cell table:formula="of:=[Prices.C12]" office:value-type="string" office:string-value="Magda" calcext:value-type="string">
            <text:p>Magd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table:formula="of:=[Prices.A13]" office:value-type="float" office:value="10" calcext:value-type="float">
            <text:p>10</text:p>
          </table:table-cell>
          <table:table-cell table:formula="of:=[Prices.B13]" office:value-type="string" office:string-value="R&amp;R Hur-L1" calcext:value-type="string">
            <text:p>R&amp;R Hur-L1</text:p>
          </table:table-cell>
          <table:table-cell table:formula="of:=[Prices.C13]" office:value-type="string" office:string-value="Magda" calcext:value-type="string">
            <text:p>Mag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14]" office:value-type="float" office:value="11" calcext:value-type="float">
            <text:p>11</text:p>
          </table:table-cell>
          <table:table-cell table:formula="of:=[Prices.B14]" office:value-type="string" office:string-value="Levski" calcext:value-type="string">
            <text:p>Levski</text:p>
          </table:table-cell>
          <table:table-cell table:formula="of:=[Prices.C14]" office:value-type="string" office:string-value="Delamar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5]" office:value-type="float" office:value="12" calcext:value-type="float">
            <text:p>12</text:p>
          </table:table-cell>
          <table:table-cell table:formula="of:=[Prices.B15]" office:value-type="string" office:string-value="Lorville" calcext:value-type="string">
            <text:p>Lorville</text:p>
          </table:table-cell>
          <table:table-cell table:formula="of:=[Prices.C15]" office:value-type="string" office:string-value="Hurston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6]" office:value-type="float" office:value="13" calcext:value-type="float">
            <text:p>13</text:p>
          </table:table-cell>
          <table:table-cell table:formula="of:=[Prices.B16]" office:value-type="string" office:string-value="HDMS-Edmond" calcext:value-type="string">
            <text:p>HDMS-Edmond</text:p>
          </table:table-cell>
          <table:table-cell table:formula="of:=[Prices.C16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7]" office:value-type="float" office:value="14" calcext:value-type="float">
            <text:p>14</text:p>
          </table:table-cell>
          <table:table-cell table:formula="of:=[Prices.B17]" office:value-type="string" office:string-value="HDMS-Anderson " calcext:value-type="string">
            <text:p>HDMS-Anderson </text:p>
          </table:table-cell>
          <table:table-cell table:formula="of:=[Prices.C17]" office:value-type="string" office:string-value="Aberdeen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5" calcext:value-type="float">
            <text:p>15</text:p>
          </table:table-cell>
          <table:table-cell table:formula="of:=[Prices.B18]" office:value-type="string" office:string-value="Orison" calcext:value-type="string">
            <text:p>Orison</text:p>
          </table:table-cell>
          <table:table-cell table:formula="of:=[Price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19]" office:value-type="float" office:value="16" calcext:value-type="float">
            <text:p>16</text:p>
          </table:table-cell>
          <table:table-cell table:formula="of:=[Prices.B19]" office:value-type="string" office:string-value="Area18" calcext:value-type="string">
            <text:p>Area18</text:p>
          </table:table-cell>
          <table:table-cell table:formula="of:=[Price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0]" office:value-type="float" office:value="0" calcext:value-type="float">
            <text:p>0</text:p>
          </table:table-cell>
          <table:table-cell table:formula="of:=[Prices.B20]" office:value-type="float" office:value="0" calcext:value-type="float">
            <text:p>0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1]" office:value-type="float" office:value="0" calcext:value-type="float">
            <text:p>0</text:p>
          </table:table-cell>
          <table:table-cell table:formula="of:=[Prices.B21]" office:value-type="float" office:value="0" calcext:value-type="float">
            <text:p>0</text:p>
          </table:table-cell>
          <table:table-cell table:formula="of:=[Price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2]" office:value-type="float" office:value="0" calcext:value-type="float">
            <text:p>0</text:p>
          </table:table-cell>
          <table:table-cell table:formula="of:=[Prices.B22]" office:value-type="float" office:value="0" calcext:value-type="float">
            <text:p>0</text:p>
          </table:table-cell>
          <table:table-cell table:formula="of:=[Price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3]" office:value-type="float" office:value="0" calcext:value-type="float">
            <text:p>0</text:p>
          </table:table-cell>
          <table:table-cell table:formula="of:=[Prices.B23]" office:value-type="float" office:value="0" calcext:value-type="float">
            <text:p>0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6"/>
        </table:table-row>
      </table:table>
      <table:table table:name="Array Price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Prices.D3];&quot;,&quot;;[Prices.E3];&quot;,&quot;;[Prices.F3];&quot;,&quot;;[Prices.G3];&quot;,&quot;;[Prices.H3];&quot;,&quot;;[Prices.I3];&quot;,&quot;;[Prices.J3];&quot;,&quot;;[Prices.K3];&quot;,&quot;;[Prices.L3];&quot;,&quot;;[Prices.M3];&quot;,&quot;;[Prices.N3];&quot;,&quot;;[Prices.O3];&quot;,&quot;;[Prices.P3];&quot;,&quot;;[Prices.Q3];&quot;,&quot;;[Prices.R3];&quot;,&quot;;[Prices.S3];&quot;,&quot;;[Prices.T3];&quot;,&quot;;[Prices.U3];&quot;,&quot;;[Prices.V3];&quot;,&quot;;[Prices.W3];&quot;,&quot;;[Prices.X3];&quot;,&quot;;[Prices.Y3];&quot;,&quot;;[Prices.Z3];&quot;,&quot;;[Prices.AA3];&quot;,&quot;)" office:value-type="string" office:string-value="26,0,0,0,8,4,0,3,7,5,0,6,0,0,28,17,0,0,0,3,8,4,1,0," calcext:value-type="string">
            <text:p>26,0,0,0,8,4,0,3,7,5,0,6,0,0,28,17,0,0,0,3,8,4,1,0,</text:p>
          </table:table-cell>
        </table:table-row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26,0,12,0,8,4,0,0,7,5,0,6,0,0,29,18,0,0,0,0,8,4,0,24," calcext:value-type="string">
            <text:p>26,0,12,0,8,4,0,0,7,5,0,6,0,0,29,18,0,0,0,0,8,4,0,24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1,10,0,0,0,2,0,0,5,0,0,1,0,0,18,1,0,0,3,0,0,0,15," calcext:value-type="string">
            <text:p>0,1,10,0,0,0,2,0,0,5,0,0,1,0,0,18,1,0,0,3,0,0,0,15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24,0,12,0,0,4,0,0,0,5,0,6,0,0,0,18,1,1,0,3,0,4,1,24," calcext:value-type="string">
            <text:p>24,0,12,0,0,4,0,0,0,5,0,6,0,0,0,18,1,1,0,3,0,4,1,24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0000,0,0,0,10000,2000,0,60000,0," calcext:value-type="string">
            <text:p>0,0,0,0,10000,10000,0,10000,0,1000,0,0,0,0,0,60000,0,0,0,10000,2000,0,6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0000,0," calcext:value-type="string">
            <text:p>0,0,0,0,0,0,0,0,0,0,0,0,0,0,0,0,0,0,0,0,0,0,6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0000,0," calcext:value-type="string">
            <text:p>0,0,0,0,0,0,10000,0,0,0,10000,0,5000,5000,0,0,0,0,0,0,0,0,6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0,5000,0,0,0,0,0,0,0,0,0,0,0,0,0,0,0,0,0,0,0,60000,10000," calcext:value-type="string">
            <text:p>0,0,5000,0,0,0,0,0,0,0,0,0,0,0,0,0,0,0,0,0,0,0,60000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0000,0," calcext:value-type="string">
            <text:p>10000,0,0,0,0,5000,0,0,0,0,0,10000,0,0,0,0,0,5000,0,0,0,10000,6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0000,0," calcext:value-type="string">
            <text:p>5000,0,0,0,0,5000,0,5000,0,0,0,0,0,0,0,0,0,10000,0,0,0,5000,6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1,1,0,1,0,0,0,1,0,0,1,0,0,1,1,0,0,1,0,0,0,1," calcext:value-type="string">
            <text:p>0,0,1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1,0,1,1,0,0,1,1,0,1,0,0,1,1,0,0,0,0,1,1,0,1," calcext:value-type="string">
            <text:p>1,0,1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,0,0,0,0,1,0,0,0,0,0,0,0,0,0,0,0,0,0,1,0," calcext:value-type="string">
            <text:p>0,0,0,1,0,0,0,0,1,0,0,0,0,0,0,0,0,0,0,0,0,0,1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0,0,1,0,0,0,0,0,0,0,1,0,0,0,0,0,0,0,0,0,0,1,0," calcext:value-type="string">
            <text:p>0,0,0,1,0,0,0,0,0,0,0,1,0,0,0,0,0,0,0,0,0,0,1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,0,0,0,0,0,0,6,0,0,3655,86,0,0,5,5," calcext:value-type="string">
            <text:p>0,5,0,0,0,0,0,0,6,0,0,3655,86,0,0,5,5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,0,2,3,0,0,0,0,0,0,0,0,0,0,0,0,0," calcext:value-type="string">
            <text:p>5,0,2,3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,0,0,0,0,0,0,0,0,0,0,0,0,0,0,0," calcext:value-type="string">
            <text:p>0,2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,0,0,0,0,0,0,0,0,0,0,0,0,0,0,0," calcext:value-type="string">
            <text:p>0,3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,0,0,0,0,0,0,0,0,0,2," calcext:value-type="string">
            <text:p>0,0,0,0,0,0,2,0,0,0,0,0,0,0,0,0,2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," calcext:value-type="string">
            <text:p>0,0,0,0,0,0,0,0,0,0,0,0,0,0,0,0,3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,0,0,0,0,0,0,0,0,0,0,0,0," calcext:value-type="string">
            <text:p>0,0,0,0,2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,0,0,0,0,0,0,0,0," calcext:value-type="string">
            <text:p>0,0,0,0,0,0,0,0,3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,0,0,0,0,0,0,3,0,0,0,0,0,0,0,0,0," calcext:value-type="string">
            <text:p>6,0,0,0,0,0,0,3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,0,6,0,0,0,0," calcext:value-type="string">
            <text:p>0,0,0,0,0,0,0,0,0,0,5,0,6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,0,0,0,0,0,0,0," calcext:value-type="string">
            <text:p>0,0,0,0,0,0,0,0,0,5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5,0,0,0,0,0,0,0,0,0,0,0,0,0,0,0,0," calcext:value-type="string">
            <text:p>365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86,0,0,0,0,0,0,0,0,6,0,0,0,1,7,0,0," calcext:value-type="string">
            <text:p>86,0,0,0,0,0,0,0,0,6,0,0,0,1,7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,0,0,0,0," calcext:value-type="string">
            <text:p>0,0,0,0,0,0,0,0,0,0,0,0,1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,0,0,0,0," calcext:value-type="string">
            <text:p>0,0,0,0,0,0,0,0,0,0,0,0,7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,0,0,0,0,0,0,0,0,0,0,0,0,0,0,0,0," calcext:value-type="string">
            <text:p>5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,0,0,0,2,3,0,0,0,0,0,0,0,0,0,0,0" calcext:value-type="string">
            <text:p>5,0,0,0,2,3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3:47:03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4T23:46:16.930000000</dc:date>
    <meta:editing-duration>PT21H57M28S</meta:editing-duration>
    <meta:editing-cycles>37</meta:editing-cycles>
    <meta:generator>LibreOffice/6.0.5.2$Windows_X86_64 LibreOffice_project/54c8cbb85f300ac59db32fe8a675ff7683cd5a16</meta:generator>
    <meta:document-statistic meta:table-count="7" meta:cell-count="1726" meta:object-count="0"/>
  </office:meta>
</office:document-meta>
</file>